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raining Perf</text:p>
          </table:table-cell>
          <table:table-cell/>
          <table:table-cell office:value-type="string" calcext:value-type="string">
            <text:p>Testing Per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</table:table-row>
        <table:table-row table:style-name="ro1">
          <table:table-cell/>
          <table:table-cell office:value-type="float" office:value="0.0005989042975" calcext:value-type="float">
            <text:p>0.0005989043</text:p>
          </table:table-cell>
          <table:table-cell office:value-type="float" office:value="0.000639646266" calcext:value-type="float">
            <text:p>0.00063964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40:02.366467586</meta:creation-date>
    <dc:date>2019-04-12T20:19:08.497984330</dc:date>
    <meta:editing-duration>PT37M14S</meta:editing-duration>
    <meta:editing-cycles>5</meta:editing-cycles>
    <meta:generator>LibreOffice/5.1.6.2$Linux_X86_64 LibreOffice_project/10m0$Build-2</meta:generator>
    <meta:document-statistic meta:table-count="1" meta:cell-count="8" meta:object-count="0"/>
  </office:meta>
</office:document-meta>
</file>